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C00000020557C1978ACFA1050.gif" manifest:media-type="image/gif"/>
  <manifest:file-entry manifest:full-path="Pictures/10000881000001DC000001DCF4BC505FFBD32D87.svg" manifest:media-type="image/svg+xml"/>
  <manifest:file-entry manifest:full-path="Pictures/1000020100000319000002532260729EC2C8D5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1" svg:font-family="Cousine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sine" svg:font-family="Cousine" style:font-family-generic="modern" style:font-pitch="variable"/>
    <style:font-face style:name="DejaVu Sans1" svg:font-family="'DejaVu Sans'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Devanagari1" svg:font-family="'Noto Sans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8.4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87cm" fo:min-width="0cm" draw:shadow="visible" draw:shadow-offset-x="0.035cm" draw:shadow-offset-y="0.035cm" draw:shadow-color="#1c1c1c" draw:shadow-opacity="49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9.529cm" fo:min-width="26.8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49cm" fo:min-width="25.737cm"/>
    </style:style>
    <style:style style:name="pr1" style:family="presentation" style:parent-style-name="Default_20_1-notes">
      <style:graphic-properties draw:fill-color="#ffffff" draw:auto-grow-height="true" fo:min-height="12.572cm"/>
    </style:style>
    <style:style style:name="pr2" style:family="presentation" style:parent-style-name="Default_20_2-title">
      <style:graphic-properties draw:auto-grow-height="true" fo:min-height="2.91cm"/>
    </style:style>
    <style:style style:name="pr3" style:family="presentation" style:parent-style-name="Default_20_2-outline1">
      <style:graphic-properties fo:min-height="13.377cm"/>
    </style:style>
    <style:style style:name="pr4" style:family="presentation" style:parent-style-name="Default_20_2-notes">
      <style:graphic-properties draw:fill-color="#ffffff" fo:min-height="12.572cm"/>
    </style:style>
    <style:style style:name="pr5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.203cm" fo:text-indent="0cm"/>
    </style:style>
    <style:style style:name="P2" style:family="paragraph">
      <loext:graphic-properties draw:fill="none"/>
      <style:text-properties style:font-name="Liberation Seri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cm" fo:margin-bottom="0.2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style:font-name="Liberation Serif" fo:font-size="22pt" style:font-size-asian="22pt" style:font-size-complex="22pt"/>
    </style:style>
    <style:style style:name="P8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iberation Serif" fo:font-size="22pt" style:font-size-asian="22pt" style:font-size-complex="22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8pt" style:font-size-asian="18pt" style:font-size-complex="18pt"/>
    </style:style>
    <style:style style:name="T4" style:family="text">
      <style:text-properties style:font-name="Liberation Serif" fo:font-size="20pt" style:font-size-asian="20pt" style:font-size-complex="20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Liberation Serif" fo:font-size="20pt" style:font-size-asian="20pt" style:font-size-complex="20pt"/>
    </style:style>
    <style:style style:name="T7" style:family="text">
      <style:text-properties fo:font-size="24pt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1000001DC000001DCF4BC505FFBD32D87.svg" xlink:type="simple" xlink:show="embed" xlink:actuate="onLoad">
        <style:list-level-properties text:space-before="0.305cm" text:min-label-width="1.016cm" style:vertical-pos="middle" style:vertical-rel="line" fo:width="0.635cm" fo:height="0.635cm"/>
      </text:list-level-style-image>
      <text:list-level-style-image text:level="2" xlink:href="Pictures/100000000000001C00000020557C1978ACFA1050.gif" xlink:type="simple" xlink:show="embed" xlink:actuate="onLoad">
        <style:list-level-properties text:space-before="1.778cm" text:min-label-width="1.016cm" style:vertical-pos="middle" style:vertical-rel="line" fo:width="0.508cm" fo:height="0.508cm"/>
      </text:list-level-style-image>
      <text:list-level-style-image text:level="3" xlink:href="Pictures/10000881000001DC000001DCF4BC505FFBD32D87.svg" xlink:type="simple" xlink:show="embed" xlink:actuate="onLoad">
        <style:list-level-properties text:space-before="2.8cm" style:vertical-pos="middle" style:vertical-rel="line" fo:width="0.446cm" fo:height="0.446cm"/>
      </text:list-level-style-image>
      <text:list-level-style-image text:level="4" xlink:href="Pictures/10000881000001DC000001DCF4BC505FFBD32D87.svg" xlink:type="simple" xlink:show="embed" xlink:actuate="onLoad">
        <style:list-level-properties text:space-before="4.2cm" style:vertical-pos="middle" style:vertical-rel="line" fo:width="0.446cm" fo:height="0.446cm"/>
      </text:list-level-style-image>
      <text:list-level-style-image text:level="5" xlink:href="Pictures/10000881000001DC000001DCF4BC505FFBD32D87.svg" xlink:type="simple" xlink:show="embed" xlink:actuate="onLoad">
        <style:list-level-properties text:space-before="5.4cm" style:vertical-pos="middle" style:vertical-rel="line" fo:width="0.446cm" fo:height="0.446cm"/>
      </text:list-level-style-image>
      <text:list-level-style-image text:level="6" xlink:href="Pictures/10000881000001DC000001DCF4BC505FFBD32D87.svg" xlink:type="simple" xlink:show="embed" xlink:actuate="onLoad">
        <style:list-level-properties text:space-before="6.6cm" style:vertical-pos="middle" style:vertical-rel="line" fo:width="0.446cm" fo:height="0.446cm"/>
      </text:list-level-style-image>
      <text:list-level-style-image text:level="7" xlink:href="Pictures/10000881000001DC000001DCF4BC505FFBD32D87.svg" xlink:type="simple" xlink:show="embed" xlink:actuate="onLoad">
        <style:list-level-properties text:space-before="7.8cm" style:vertical-pos="middle" style:vertical-rel="line" fo:width="0.446cm" fo:height="0.446cm"/>
      </text:list-level-style-image>
      <text:list-level-style-image text:level="8" xlink:href="Pictures/10000881000001DC000001DCF4BC505FFBD32D87.svg" xlink:type="simple" xlink:show="embed" xlink:actuate="onLoad">
        <style:list-level-properties text:space-before="9cm" style:vertical-pos="middle" style:vertical-rel="line" fo:width="0.446cm" fo:height="0.446cm"/>
      </text:list-level-style-image>
      <text:list-level-style-image text:level="9" xlink:href="Pictures/10000881000001DC000001DCF4BC505FFBD32D87.svg" xlink:type="simple" xlink:show="embed" xlink:actuate="onLoad">
        <style:list-level-properties text:space-before="10.2cm" style:vertical-pos="middle" style:vertical-rel="line" fo:width="0.446cm" fo:height="0.446cm"/>
      </text:list-level-style-image>
      <text:list-level-style-image text:level="10" xlink:href="Pictures/10000881000001DC000001DCF4BC505FFBD32D87.svg" xlink:type="simple" xlink:show="embed" xlink:actuate="onLoad">
        <style:list-level-properties text:space-before="11.4cm" style:vertical-pos="middle" style:vertical-rel="line" fo:width="0.446cm" fo:height="0.446cm"/>
      </text:list-level-style-image>
    </text:list-style>
  </office:automatic-styles>
  <office:body>
    <office:presentation>
      <presentation:footer-decl presentation:name="ftr1">gsdgag</presentation:footer-decl>
      <presentation:date-time-decl presentation:name="dtd1" presentation:source="current-date" style:data-style-name="D1"/>
      <draw:page draw:name="page1" draw:style-name="dp1" draw:master-page-name="Default_20_1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0.149cm" svg:height="8.663cm" svg:x="7.537cm" svg:y="9.122cm">
          <draw:text-box>
            <text:p><text:span text:style-name="T1">Neural networks and deep learning</text:span></text:p>
            <text:p><text:span text:style-name="T2"/></text:p>
            <text:p text:style-name="P1"><text:span text:style-name="T3">ICT FOR LIFE AND HEALTH - Department of Information Engineering</text:span></text:p>
            <text:p><text:span text:style-name="T3">PHYSICS OF DATA - Department of Physics and Astronomy</text:span></text:p>
            <text:p><text:span text:style-name="T3">COGNITIVE NEUROSCIENCE AND CLINICAL NEUROPSYCHOLOGY - Department of Psychology</text:span></text:p>
            <text:p><text:span text:style-name="T3"/></text:p>
            <text:p><text:span text:style-name="T4">A.A. 2019/20 (6 CFU)</text:span></text:p>
            <text:p><text:span text:style-name="T4"/></text:p>
            <text:p><text:span text:style-name="T4">Dr. Alberto Testolin, </text:span></text:p>
            <text:p><text:span text:style-name="T4">Dr. Federico Chiariotti (chiariot@dei.unipd.it)</text:span></text:p>
          </draw:text-box>
        </draw:frame>
        <draw:frame draw:style-name="gr2" draw:text-style-name="P4" draw:layer="layout" svg:width="15.148cm" svg:height="1.537cm" svg:x="0.6cm" svg:y="18.064cm">
          <draw:text-box>
            <text:p text:style-name="P3"><text:span text:style-name="T5">COMPUTATIONAL NEUROSCIENCE - </text:span><text:span text:style-name="T6">Lab. 0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cm" svg:height="2.91cm" svg:x="1.399cm" svg:y="0.138cm" presentation:class="title">
          <draw:text-box>
            <text:p>The pytorch dataloader</text:p>
          </draw:text-box>
        </draw:frame>
        <draw:frame presentation:style-name="pr3" draw:layer="layout" svg:width="25.19cm" svg:height="13.111cm" svg:x="1.299cm" svg:y="4.415cm" presentation:class="outline" presentation:user-transformed="true">
          <draw:text-box>
            <text:list text:style-name="L2">
              <text:list-item>
                <text:p>The torch.utils.DataLoader class can import a dataset</text:p>
                <text:list>
                  <text:list-item>
                    <text:p>Customizable order</text:p>
                  </text:list-item>
                  <text:list-item>
                    <text:p>Automatic batches</text:p>
                  </text:list-item>
                  <text:list-item>
                    <text:p>Multi-process and GPU loading</text:p>
                  </text:list-item>
                </text:list>
              </text:list-item>
              <text:list-item>
                <text:p>Options are configured by the constructor</text:p>
                <text:list>
                  <text:list-item>
                    <text:p><text:span text:style-name="T7">DataLoader(dataset, batch_size=1, shuffle=False, sampler=None,</text:span></text:p>
                    <text:p><text:span text:style-name="T7"><text:s text:c="20"/></text:span><text:span text:style-name="T7">batch_sampler=None, num_workers=0, <text:s text:c="44"/>collate_fn=None, pin_memory=False, <text:s text:c="47"/>drop_last=False, timeout=0, worker_init_fn=None)</text:span></text:p>
                    <text:list>
                      <text:list-header>
                        <text:p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59cm" svg:height="10.476cm" svg:x="3.815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5.19cm" svg:height="2.91cm" svg:x="1.399cm" svg:y="0.138cm" presentation:class="title">
          <draw:text-box>
            <text:p>Dataset types</text:p>
          </draw:text-box>
        </draw:frame>
        <draw:frame draw:style-name="gr4" draw:text-style-name="P7" draw:layer="layout" svg:width="27.341cm" svg:height="9.779cm" svg:x="0.166cm" svg:y="9.13cm">
          <draw:text-box>
            <text:p text:style-name="P6"><text:span text:style-name="T8">Map-style: load an image file depending on the index</text:span></text:p>
            <text:p text:style-name="P6"><text:span text:style-name="T8">Iterable: read a feed in real time or from a remote server</text:span></text:p>
            <text:p text:style-name="P6"><text:span text:style-name="T8"/></text:p>
          </draw:text-box>
        </draw:frame>
        <draw:frame draw:style-name="gr5" draw:text-style-name="P8" draw:layer="layout" svg:width="26.237cm" svg:height="3.699cm" svg:x="0.658cm" svg:y="4.826cm">
          <draw:text-box>
            <text:p text:style-name="P6"><text:span text:style-name="T9">1. Map-style datasets (keys are mapped to data samples)</text:span></text:p>
            <text:p text:style-name="P6"><text:span text:style-name="T9">2. Iterable datasets (stream-like)</text:span></text:p>
          </draw:text-box>
        </draw:frame>
        <presentation:notes draw:style-name="dp2">
          <draw:page-thumbnail draw:style-name="gr3" draw:layer="layout" svg:width="13.959cm" svg:height="10.476cm" svg:x="3.815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5.19cm" svg:height="2.91cm" svg:x="1.399cm" svg:y="0.138cm" presentation:class="title">
          <draw:text-box>
            <text:p>Batching</text:p>
          </draw:text-box>
        </draw:frame>
        <draw:frame draw:style-name="gr4" draw:text-style-name="P7" draw:layer="layout" svg:width="27.341cm" svg:height="9.779cm" svg:x="0.345cm" svg:y="3.81cm">
          <draw:text-box>
            <text:p text:style-name="P6"><text:span text:style-name="T8"/></text:p>
            <text:p text:style-name="P6"><text:span text:style-name="T8">The dataloader performs automatic batching using the Sampler class, </text:span></text:p>
            <text:p text:style-name="P6"><text:span text:style-name="T8">but users can specify a batch_sampler for map-style datasets</text:span></text:p>
            <text:p text:style-name="P6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59cm" svg:height="10.476cm" svg:x="3.815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5.19cm" svg:height="2.91cm" svg:x="1.399cm" svg:y="0.138cm" presentation:class="title">
          <draw:text-box>
            <text:p>Memory pinning</text:p>
          </draw:text-box>
        </draw:frame>
        <draw:frame draw:style-name="gr4" draw:text-style-name="P7" draw:layer="layout" svg:width="27.341cm" svg:height="9.779cm" svg:x="0.346cm" svg:y="3.811cm">
          <draw:text-box>
            <text:p text:style-name="P6"><text:span text:style-name="T8"/></text:p>
            <text:p text:style-name="P6"><text:span text:style-name="T8">Tensors can be memory pinned by passing pin_memory=True</text:span></text:p>
            <text:p text:style-name="P6"><text:span text:style-name="T8"/></text:p>
            <text:p text:style-name="P6"><text:span text:style-name="T8">Memory pinning only works for Tensors and maps and iterables that </text:span></text:p>
            <text:p text:style-name="P6"><text:span text:style-name="T8">contain tensors, and makes it a lot faster to transfer data to the GPU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3.959cm" svg:height="10.476cm" svg:x="3.815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1" svg:font-family="Cousine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sine" svg:font-family="Cousine" style:font-family-generic="modern" style:font-pitch="variable"/>
    <style:font-face style:name="DejaVu Sans1" svg:font-family="'DejaVu Sans'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Devanagari1" svg:font-family="'Noto Sans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15" draw:display-name="Gradient 15" draw:style="linear" draw:start-color="#3465a4" draw:end-color="#729fcf" draw:start-intensity="100%" draw:end-intensity="100%" draw:angle="300" draw:border="0%"/>
    <draw:fill-image draw:name="Bitmap_20_1" draw:display-name="Bitmap 1" xlink:href="Pictures/1000020100000319000002532260729EC2C8D5EA.png" xlink:type="simple" xlink:show="embed" xlink:actuate="onLoad"/>
    <draw:fill-image draw:name="Bitmap_20_2" draw:display-name="Bitmap 2" xlink:href="Pictures/1000020100000319000002532260729EC2C8D5EA.png" xlink:type="simple" xlink:show="embed" xlink:actuate="onLoad"/>
    <draw:opacity draw:name="Transparency_20_4" draw:display-name="Transparency 4" draw:style="linear" draw:start="100%" draw:end="0%" draw:angle="9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7999992370605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pitch="variable" fo:font-size="2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pitch="variable" fo:font-size="4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image text:level="1" xlink:href="Pictures/10000881000001DC000001DCF4BC505FFBD32D87.svg" xlink:type="simple" xlink:show="embed" xlink:actuate="onLoad">
            <style:list-level-properties text:space-before="0.305cm" text:min-label-width="1.016cm" style:vertical-pos="middle" style:vertical-rel="line" fo:width="0.635cm" fo:height="0.635cm"/>
          </text:list-level-style-image>
          <text:list-level-style-image text:level="2" xlink:href="Pictures/100000000000001C00000020557C1978ACFA1050.gif" xlink:type="simple" xlink:show="embed" xlink:actuate="onLoad">
            <style:list-level-properties text:space-before="1.778cm" text:min-label-width="1.016cm" style:vertical-pos="middle" style:vertical-rel="line" fo:width="0.508cm" fo:height="0.508cm"/>
          </text:list-level-style-image>
          <text:list-level-style-image text:level="3" xlink:href="Pictures/10000881000001DC000001DCF4BC505FFBD32D87.svg" xlink:type="simple" xlink:show="embed" xlink:actuate="onLoad">
            <style:list-level-properties text:space-before="2.8cm" style:vertical-pos="middle" style:vertical-rel="line" fo:width="0.446cm" fo:height="0.446cm"/>
          </text:list-level-style-image>
          <text:list-level-style-image text:level="4" xlink:href="Pictures/10000881000001DC000001DCF4BC505FFBD32D87.svg" xlink:type="simple" xlink:show="embed" xlink:actuate="onLoad">
            <style:list-level-properties text:space-before="4.2cm" style:vertical-pos="middle" style:vertical-rel="line" fo:width="0.446cm" fo:height="0.446cm"/>
          </text:list-level-style-image>
          <text:list-level-style-image text:level="5" xlink:href="Pictures/10000881000001DC000001DCF4BC505FFBD32D87.svg" xlink:type="simple" xlink:show="embed" xlink:actuate="onLoad">
            <style:list-level-properties text:space-before="5.4cm" style:vertical-pos="middle" style:vertical-rel="line" fo:width="0.446cm" fo:height="0.446cm"/>
          </text:list-level-style-image>
          <text:list-level-style-image text:level="6" xlink:href="Pictures/10000881000001DC000001DCF4BC505FFBD32D87.svg" xlink:type="simple" xlink:show="embed" xlink:actuate="onLoad">
            <style:list-level-properties text:space-before="6.6cm" style:vertical-pos="middle" style:vertical-rel="line" fo:width="0.446cm" fo:height="0.446cm"/>
          </text:list-level-style-image>
          <text:list-level-style-image text:level="7" xlink:href="Pictures/10000881000001DC000001DCF4BC505FFBD32D87.svg" xlink:type="simple" xlink:show="embed" xlink:actuate="onLoad">
            <style:list-level-properties text:space-before="7.8cm" style:vertical-pos="middle" style:vertical-rel="line" fo:width="0.446cm" fo:height="0.446cm"/>
          </text:list-level-style-image>
          <text:list-level-style-image text:level="8" xlink:href="Pictures/10000881000001DC000001DCF4BC505FFBD32D87.svg" xlink:type="simple" xlink:show="embed" xlink:actuate="onLoad">
            <style:list-level-properties text:space-before="9cm" style:vertical-pos="middle" style:vertical-rel="line" fo:width="0.446cm" fo:height="0.446cm"/>
          </text:list-level-style-image>
          <text:list-level-style-image text:level="9" xlink:href="Pictures/10000881000001DC000001DCF4BC505FFBD32D87.svg" xlink:type="simple" xlink:show="embed" xlink:actuate="onLoad">
            <style:list-level-properties text:space-before="10.2cm" style:vertical-pos="middle" style:vertical-rel="line" fo:width="0.446cm" fo:height="0.446cm"/>
          </text:list-level-style-image>
          <text:list-level-style-image text:level="10" xlink:href="Pictures/10000881000001DC000001DCF4BC505FFBD32D87.svg" xlink:type="simple" xlink:show="embed" xlink:actuate="onLoad">
            <style:list-level-properties text:space-before="11.4cm" style:vertical-pos="middle" style:vertical-rel="line" fo:width="0.446cm" fo:height="0.446cm"/>
          </text:list-level-style-image>
        </text:list-style>
      </style:graphic-properties>
      <style:paragraph-properties fo:margin-top="0.508cm" fo:margin-bottom="0.305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25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pitch="variable" fo:font-size="4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935cm" fo:min-width="5.04cm"/>
    </style:style>
    <style:style style:name="Mgr4" style:family="graphic" style:parent-style-name="standard">
      <style:graphic-properties draw:stroke="none" draw:fill="none" draw:fill-color="#ffffff" draw:auto-grow-width="true" fo:min-height="1.017cm" fo:min-width="1.25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svg:stroke-width="0.106cm" draw:marker-start-width="0.359cm" draw:marker-end-width="0.359cm" draw:fill="none" draw:textarea-vertical-align="middle" fo:padding-top="-0.047cm" fo:padding-bottom="-0.047cm" fo:padding-left="-0.047cm" fo:padding-right="-0.047cm"/>
    </style:style>
    <style:style style:name="Mpr5" style:family="presentation" style:parent-style-name="midnightblue-backgroundobjects">
      <style:graphic-properties draw:stroke="none" draw:fill="solid" draw:fill-color="#cbeeff" draw:textarea-vertical-align="middle" draw:auto-grow-height="false" fo:min-height="1cm" fo:min-width="27.991cm" style:protect="position size"/>
    </style:style>
    <style:style style:name="Mpr6" style:family="presentation" style:parent-style-name="midnightblue-backgroundobjects">
      <style:graphic-properties draw:stroke="none" draw:fill="solid" draw:fill-color="#cbeeff" draw:textarea-vertical-align="middle" draw:auto-grow-height="false" fo:min-height="3.809cm" fo:min-width="27.991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backgroundobjects">
      <style:graphic-properties draw:stroke="none" draw:fill="gradient" draw:fill-gradient-name="Gradient_20_15" draw:opacity="100%" draw:opacity-name="Transparency_20_4" draw:textarea-vertical-align="middle" draw:auto-grow-height="false" fo:min-height="1.27cm" fo:min-width="27.991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Default_20_2-backgroundobjects">
      <style:graphic-properties draw:stroke="none" draw:fill="solid" draw:fill-color="#e1f5ff" draw:textarea-vertical-align="middle" draw:auto-grow-height="false" fo:min-height="3.301cm" fo:min-width="27.991cm"/>
    </style:style>
    <style:style style:name="Mpr16" style:family="presentation" style:parent-style-name="Default_20_2-outline1">
      <style:graphic-properties fo:min-height="12.183cm"/>
    </style:style>
    <style:style style:name="Mpr17" style:family="presentation" style:parent-style-name="Default_20_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8" style:family="presentation" style:parent-style-name="Default_20_2-backgroundobjects">
      <style:graphic-properties svg:stroke-width="0.106cm" draw:marker-start-width="0.359cm" draw:marker-end-width="0.359cm" draw:fill="none" draw:textarea-vertical-align="middle" fo:padding-top="-0.047cm" fo:padding-bottom="-0.047cm" fo:padding-left="-0.047cm" fo:padding-right="-0.047cm"/>
    </style:style>
    <style:style style:name="Mpr19" style:family="presentation" style:parent-style-name="Default_20_2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cbeeff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 draw:fill-color="#ffffff"/>
      <style:text-properties style:font-name="Liberation Serif1"/>
    </style:style>
    <style:style style:name="MP14" style:family="paragraph">
      <loext:graphic-properties draw:fill="gradient" draw:fill-gradient-name="Gradient_20_15" draw:opacity="100%" draw:opacity-name="Transparency_20_4"/>
      <style:paragraph-properties fo:text-align="start"/>
      <style:text-properties fo:color="#ffffff" style:font-name="Liberation Serif1" fo:font-weight="normal" style:font-weight-asian="normal" style:font-weight-complex="normal"/>
    </style:style>
    <style:style style:name="MP15" style:family="paragraph">
      <loext:graphic-properties draw:fill="solid" draw:fill-color="#e1f5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Liberation Serif1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881000001DC000001DCF4BC505FFBD32D87.svg" xlink:type="simple" xlink:show="embed" xlink:actuate="onLoad">
        <style:list-level-properties text:space-before="0.305cm" text:min-label-width="1.016cm" style:vertical-pos="middle" style:vertical-rel="line" fo:width="0.635cm" fo:height="0.635cm"/>
      </text:list-level-style-image>
      <text:list-level-style-image text:level="2" xlink:href="Pictures/100000000000001C00000020557C1978ACFA1050.gif" xlink:type="simple" xlink:show="embed" xlink:actuate="onLoad">
        <style:list-level-properties text:space-before="1.778cm" text:min-label-width="1.016cm" style:vertical-pos="middle" style:vertical-rel="line" fo:width="0.508cm" fo:height="0.508cm"/>
      </text:list-level-style-image>
      <text:list-level-style-image text:level="3" xlink:href="Pictures/10000881000001DC000001DCF4BC505FFBD32D87.svg" xlink:type="simple" xlink:show="embed" xlink:actuate="onLoad">
        <style:list-level-properties text:space-before="2.8cm" style:vertical-pos="middle" style:vertical-rel="line" fo:width="0.446cm" fo:height="0.446cm"/>
      </text:list-level-style-image>
      <text:list-level-style-image text:level="4" xlink:href="Pictures/10000881000001DC000001DCF4BC505FFBD32D87.svg" xlink:type="simple" xlink:show="embed" xlink:actuate="onLoad">
        <style:list-level-properties text:space-before="4.2cm" style:vertical-pos="middle" style:vertical-rel="line" fo:width="0.446cm" fo:height="0.446cm"/>
      </text:list-level-style-image>
      <text:list-level-style-image text:level="5" xlink:href="Pictures/10000881000001DC000001DCF4BC505FFBD32D87.svg" xlink:type="simple" xlink:show="embed" xlink:actuate="onLoad">
        <style:list-level-properties text:space-before="5.4cm" style:vertical-pos="middle" style:vertical-rel="line" fo:width="0.446cm" fo:height="0.446cm"/>
      </text:list-level-style-image>
      <text:list-level-style-image text:level="6" xlink:href="Pictures/10000881000001DC000001DCF4BC505FFBD32D87.svg" xlink:type="simple" xlink:show="embed" xlink:actuate="onLoad">
        <style:list-level-properties text:space-before="6.6cm" style:vertical-pos="middle" style:vertical-rel="line" fo:width="0.446cm" fo:height="0.446cm"/>
      </text:list-level-style-image>
      <text:list-level-style-image text:level="7" xlink:href="Pictures/10000881000001DC000001DCF4BC505FFBD32D87.svg" xlink:type="simple" xlink:show="embed" xlink:actuate="onLoad">
        <style:list-level-properties text:space-before="7.8cm" style:vertical-pos="middle" style:vertical-rel="line" fo:width="0.446cm" fo:height="0.446cm"/>
      </text:list-level-style-image>
      <text:list-level-style-image text:level="8" xlink:href="Pictures/10000881000001DC000001DCF4BC505FFBD32D87.svg" xlink:type="simple" xlink:show="embed" xlink:actuate="onLoad">
        <style:list-level-properties text:space-before="9cm" style:vertical-pos="middle" style:vertical-rel="line" fo:width="0.446cm" fo:height="0.446cm"/>
      </text:list-level-style-image>
      <text:list-level-style-image text:level="9" xlink:href="Pictures/10000881000001DC000001DCF4BC505FFBD32D87.svg" xlink:type="simple" xlink:show="embed" xlink:actuate="onLoad">
        <style:list-level-properties text:space-before="10.2cm" style:vertical-pos="middle" style:vertical-rel="line" fo:width="0.446cm" fo:height="0.446cm"/>
      </text:list-level-style-image>
      <text:list-level-style-image text:level="10" xlink:href="Pictures/10000881000001DC000001DCF4BC505FFBD32D87.svg" xlink:type="simple" xlink:show="embed" xlink:actuate="onLoad">
        <style:list-level-properties text:space-before="11.4cm" style:vertical-pos="middle" style:vertical-rel="line" fo:width="0.446cm" fo:height="0.446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line presentation:style-name="Mpr4" draw:text-style-name="MP7" draw:layer="backgroundobjects" svg:x1="0cm" svg:y1="19.942cm" svg:x2="27.991cm" svg:y2="19.942cm">
        <text:p/>
      </draw:line>
      <draw:custom-shape presentation:style-name="Mpr5" draw:text-style-name="MP8" draw:layer="backgroundobjects" svg:width="27.991cm" svg:height="1cm" svg:x="0cm" svg:y="20.004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7.991cm" svg:height="3.809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8cm" svg:y="0.636cm" presentation:class="title" presentation:placeholder="true">
        <draw:text-box/>
      </draw:frame>
      <draw:frame presentation:style-name="midnightblue-outline1" draw:layer="backgroundobjects" svg:width="25.992cm" svg:height="14.004cm" svg:x="0.998cm" svg:y="5.5cm" presentation:class="outline" presentation:placeholder="true">
        <draw:text-box/>
      </draw:frame>
      <draw:frame presentation:style-name="Mpr7" draw:text-style-name="MP10" draw:layer="backgroundobjects" svg:width="7.997cm" svg:height="1cm" svg:x="0.998cm" svg:y="20.004cm" presentation:class="date-time">
        <draw:text-box>
          <text:p text:style-name="MP9"><text:span text:style-name="MT2"><presentation:date-time/></text:span></text:p>
        </draw:text-box>
      </draw:frame>
      <draw:frame presentation:style-name="Mpr7" draw:text-style-name="MP10" draw:layer="backgroundobjects" svg:width="8.997cm" svg:height="1cm" svg:x="9.495cm" svg:y="20.004cm" presentation:class="footer">
        <draw:text-box>
          <text:p text:style-name="MP11"><presentation:footer/></text:p>
        </draw:text-box>
      </draw:frame>
      <draw:custom-shape presentation:style-name="Mpr8" draw:text-style-name="MP12" draw:layer="backgroundobjects" svg:width="1.5cm" svg:height="1.5cm" svg:x="25.74cm" svg:y="19.15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7" draw:layer="backgroundobjects" svg:width="1.999cm" svg:height="2.001cm" svg:x="25.49cm" svg:y="18.904cm" presentation:class="page-number">
        <draw:text-box>
          <text:p text:style-name="MP11"><text:page-number>&lt;number&gt;</text:page-number></text:p>
        </draw:text-box>
      </draw:frame>
      <draw:line presentation:style-name="Mpr4" draw:text-style-name="MP7" draw:layer="backgroundobjects" svg:x1="0cm" svg:y1="3.81cm" svg:x2="27.991cm" svg:y2="3.81cm">
        <text:p/>
      </draw:lin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18.715cm" svg:height="1.155cm" svg:x="7.884cm" svg:y="11.799cm" presentation:class="title" presentation:placeholder="true">
        <draw:text-box/>
      </draw:frame>
      <draw:frame presentation:style-name="Default_20_1-outline1" draw:layer="backgroundobjects" svg:width="18.786cm" svg:height="2.108cm" svg:x="7.884cm" svg:y="13.462cm" presentation:class="outline" presentation:placeholder="true">
        <draw:text-box/>
      </draw:frame>
      <draw:frame draw:style-name="Mgr3" draw:text-style-name="MP13" draw:layer="backgroundobjects" svg:width="5.54cm" svg:height="1.185cm" svg:x="10.716cm" svg:y="14.817cm">
        <draw:text-box>
          <text:p><text:span text:style-name="MT3"><text:author-name text:fixed="false"> </text:author-name></text:span></text:p>
        </draw:text-box>
      </draw:frame>
      <draw:frame draw:style-name="Mgr4" draw:text-style-name="MP13" draw:layer="backgroundobjects" svg:width="1.759cm" svg:height="1.267cm" svg:x="13.241cm" svg:y="10.089cm">
        <draw:text-box>
          <text:p><text:span text:style-name="MT3"><text:author-name text:fixed="false"> </text:author-name></text:span></text:p>
        </draw:text-box>
      </draw:frame>
      <draw:custom-shape presentation:style-name="Mpr12" draw:text-style-name="MP14" draw:layer="backgroundobjects" svg:width="27.991cm" svg:height="1.27cm" svg:x="0cm" svg:y="18.12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presentation:style-name="Mpr15" draw:text-style-name="MP15" draw:layer="backgroundobjects" svg:width="27.991cm" svg:height="3.301cm" svg:x="0cm" svg:y="0.001cm">
        <text:p/>
        <draw:enhanced-geometry svg:viewBox="0 0 21600 21600" draw:type="rectangle" draw:enhanced-path="M 0 0 L 21600 0 21600 21600 0 21600 0 0 Z N"/>
      </draw:custom-shape>
      <draw:frame presentation:style-name="Default_20_2-title" draw:layer="backgroundobjects" svg:width="25.19cm" svg:height="2.91cm" svg:x="1.399cm" svg:y="0.138cm" presentation:class="title" presentation:placeholder="true">
        <draw:text-box/>
      </draw:frame>
      <draw:frame presentation:style-name="Mpr16" draw:layer="backgroundobjects" svg:width="25.19cm" svg:height="13.627cm" svg:x="1.399cm" svg:y="4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17" draw:text-style-name="MP12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presentation:style-name="Mpr18" draw:text-style-name="MP7" draw:layer="backgroundobjects" svg:x1="0.001cm" svg:y1="3.31cm" svg:x2="27.992cm" svg:y2="3.31cm">
        <text:p/>
      </draw:line>
      <draw:frame presentation:style-name="Mpr19" draw:text-style-name="MP7" draw:layer="backgroundobjects" svg:width="1.999cm" svg:height="2.001cm" svg:x="25.515cm" svg:y="18.905cm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3:51:00.434834988</meta:creation-date>
    <dc:date>2019-11-18T18:03:18.278126404</dc:date>
    <meta:editing-duration>P1DT13H6M6S</meta:editing-duration>
    <meta:editing-cycles>71</meta:editing-cycles>
    <meta:generator>LibreOffice/5.1.6.2$Linux_X86_64 LibreOffice_project/10m0$Build-2</meta:generator>
    <meta:document-statistic meta:object-count="81"/>
    <meta:user-defined meta:name="TexMathsIgnorePreamble">FALSE</meta:user-defined>
    <meta:user-defined meta:name="TexMathsPreamble">\usepackage{amsmath}§\usepackage{amssymb}§\usepackage{bm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